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paragraph-rsid="001b735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weight="normal" officeooo:paragraph-rsid="001b7356" style:font-weight-asian="normal" style:font-weight-complex="normal"/>
    </style:style>
    <style:style style:name="T1" style:family="text">
      <style:text-properties officeooo:rsid="001b73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cumentación como SAMBA como controlador de dominio</text:span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3-07T15:46:12</meta:creation-date>
    <dc:date>2014-03-07T15:47:46</dc:date>
    <dc:creator>alumne </dc:creator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52" meta:non-whitespace-character-count="46"/>
    <meta:generator>LibreOffice/4.0.2.2$Linux_X86_64 LibreOffice_project/4c82dcdd6efcd48b1d8bba66bfe1989deee49c3</meta:generator>
  </office:meta>
</office:document-meta>
</file>